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O MIZARE, FELIX ERNE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57389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MIZARE, FELIX ERNE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5738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80694854</text:p>
          </table:table-cell>
          <table:table-cell table:style-name="Tabla2.A2" office:value-type="string">
            <text:p text:style-name="P9">1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ICIA CRU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4T00:12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